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1aee" officeooo:paragraph-rsid="00161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4:04:28.344000000</meta:creation-date>
    <dc:date>2021-02-18T14:04:58.183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5.2$Windows_X86_64 LibreOffice_project/54c8cbb85f300ac59db32fe8a675ff7683cd5a16</meta:generator>
  </office:meta>
</office:document-meta>
</file>